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4.8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94mm" fo:break-before="auto" style:use-optimal-row-height="true"/>
    </style:style>
    <style:style style:name="ro14" style:family="table-row">
      <style:table-row-properties style:row-height="10mm" fo:break-before="auto" style:use-optimal-row-height="true"/>
    </style:style>
    <style:style style:name="ro15" style:family="table-row">
      <style:table-row-properties style:row-height="5.03mm" fo:break-before="auto" style:use-optimal-row-height="false"/>
    </style:style>
    <style:style style:name="ro16" style:family="table-row">
      <style:table-row-properties style:row-height="10.57mm" fo:break-before="auto" style:use-optimal-row-height="true"/>
    </style:style>
    <style:style style:name="ro17" style:family="table-row">
      <style:table-row-properties style:row-height="5.63mm" fo:break-before="auto" style:use-optimal-row-height="true"/>
    </style:style>
    <style:style style:name="ro18" style:family="table-row">
      <style:table-row-properties style:row-height="6.35mm" fo:break-before="auto" style:use-optimal-row-height="false"/>
    </style:style>
    <style:style style:name="ro19" style:family="table-row">
      <style:table-row-properties style:row-height="6mm" fo:break-before="auto" style:use-optimal-row-height="true"/>
    </style:style>
    <style:style style:name="ro20" style:family="table-row">
      <style:table-row-properties style:row-height="4.52mm" fo:break-before="auto" style:use-optimal-row-height="false"/>
    </style:style>
    <style:style style:name="ro21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9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8" calcext:value-type="float">
            <text:p>3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5" calcext:value-type="float">
            <text:p>45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5" calcext:value-type="float">
            <text:p>45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6" calcext:value-type="float">
            <text:p>1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19" calcext:value-type="float">
            <text:p>19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19" calcext:value-type="float">
            <text:p>19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2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1892932</text:p>
          </table:table-cell>
          <table:table-cell table:style-name="ce30" office:value-type="string" calcext:value-type="string">
            <text:p>ERJ3BSFR20V</text:p>
          </table:table-cell>
          <table:table-cell table:style-name="ce66" office:value-type="float" office:value="0.263" calcext:value-type="float">
            <text:p>0,26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11-0.2NACT-ND</text:p>
          </table:table-cell>
          <table:table-cell table:style-name="ce92" office:value-type="float" office:value="0.53" calcext:value-type="float">
            <text:p>0,53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56-LCS1206-R20FT3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21-5892</text:p>
          </table:table-cell>
          <table:table-cell table:style-name="ce110" office:value-type="string" calcext:value-type="string">
            <text:p>ERJ8BSFR20V</text:p>
          </table:table-cell>
          <table:table-cell table:style-name="ce92" office:value-type="float" office:value="0.272" calcext:value-type="float">
            <text:p>0,27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CS1210S2-0R2-1% </text:p>
          </table:table-cell>
          <table:table-cell table:style-name="ce66" office:value-type="float" office:value="0.11775" calcext:value-type="float">
            <text:p>0,11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11775" calcext:value-type="currency">
            <text:p>0,11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0]*[.AC240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4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, shaft length 25 mm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18" office:value-type="string" calcext:value-type="string">
            <text:p>PEC12R-4225F-S0024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EC12R-4225F-S0024-ND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PEC12R-4225F-S24</text:p>
          </table:table-cell>
          <table:table-cell table:style-name="ce92" office:value-type="float" office:value="1.15" calcext:value-type="float">
            <text:p>1,1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1-6811</text:p>
          </table:table-cell>
          <table:table-cell table:style-name="ce18" office:value-type="string" calcext:value-type="string">
            <text:p>PEC12R-4225F-S0024</text:p>
          </table:table-cell>
          <table:table-cell table:style-name="ce92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0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4S0L1T1C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J45-TRAFO-LP</text:p>
          </table:table-cell>
          <table:table-cell table:style-name="ce66" office:value-type="float" office:value="2.82" calcext:value-type="float">
            <text:p>2,82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82" calcext:value-type="currency">
            <text:p>2,8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4]*[.AC26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40976" calcext:value-type="currency">
            <text:p>200,41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ZL262-5SG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2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9]=&quot;Power board&quot;;[.B319]*2;[.B31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FFC 20-pin cable 150 mm</text:p>
          </table:table-cell>
          <table:table-cell table:style-name="ce31"/>
          <table:table-cell table:style-name="ce46" office:value-type="string" calcext:value-type="string">
            <text:p>3.5”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/>
          <table:table-cell table:style-name="ce45" office:value-type="string" calcext:value-type="string">
            <text:p>ZD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1]=&quot;Power board&quot;;[.B321]*2;[.B32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21]&lt;&gt;&quot;&quot;;&quot;&quot;;[.G32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5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4]=&quot;Power board&quot;;[.B324]*2;[.B324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6]=&quot;Power board&quot;;[.B326]*2;[.B326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6]&lt;&gt;&quot;&quot;;&quot;&quot;;[.G326])">
            <text:p/>
          </table:table-cell>
          <table:table-cell table:style-name="ce143" table:formula="of:=IF([.AB326]=[.J326];&quot;Farnell&quot;; IF([.AB326]=[.M326]; &quot;Digikey&quot;; IF([.AB326]=[.P326]; &quot;Mouser&quot;; IF([.AB326]=[.T326]; &quot;RS&quot;; IF([.AB326]=[.W326]; &quot;TME&quot;)))))" office:value-type="string" office:string-value="TME" calcext:value-type="string">
            <text:p>TME</text:p>
          </table:table-cell>
          <table:table-cell table:style-name="ce150" table:formula="of:=IF([.G326]&lt;&gt;&quot;&quot;;MIN([.J326];[.M326];[.P326];[.T326];[.W326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6]*[.AC326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7]&lt;&gt;&quot;&quot;;&quot;&quot;;[.G327])" office:value-type="float" office:value="8" calcext:value-type="float">
            <text:p>8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Mouser" calcext:value-type="string">
            <text:p>Mouser</text:p>
          </table:table-cell>
          <table:table-cell table:style-name="ce151" table:formula="of:=IF([.G327]&lt;&gt;&quot;&quot;;MIN([.J327];[.M327];[.P327];[.T327];[.W327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7]*[.AC327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8]=&quot;Power board&quot;;[.B328]*2;[.B328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43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0" table:formula="of:=IF([.G328]&lt;&gt;&quot;&quot;;MIN([.J328];[.M328];[.P328];[.T328];[.W328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8]*[.AC328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9]=&quot;Power board&quot;;[.B329]*2;[.B329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9]*[.AC329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30]=&quot;Power board&quot;;[.B330]*2;[.B330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0]&lt;&gt;&quot;&quot;;&quot;&quot;;[.G330])">
            <text:p/>
          </table:table-cell>
          <table:table-cell table:style-name="ce143" table:formula="of:=IF([.AB330]=[.J330];&quot;Farnell&quot;; IF([.AB330]=[.M330]; &quot;Digikey&quot;; IF([.AB330]=[.P330]; &quot;Mouser&quot;; IF([.AB330]=[.T330]; &quot;RS&quot;; IF([.AB330]=[.W330]; &quot;TME&quot;)))))" office:value-type="string" office:string-value="TME" calcext:value-type="string">
            <text:p>TME</text:p>
          </table:table-cell>
          <table:table-cell table:style-name="ce150" table:formula="of:=IF([.G330]&lt;&gt;&quot;&quot;;MIN([.J330];[.M330];[.P330];[.T330];[.W330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0]*[.AC330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4]=&quot;Power board&quot;;[.B334]*2;[.B334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4]=[.J334];&quot;Farnell&quot;; IF([.AB334]=[.M334]; &quot;Digikey&quot;; IF([.AB334]=[.P334]; &quot;Mouser&quot;; IF([.AB334]=[.T334]; &quot;RS&quot;; IF([.AB334]=[.W334]; &quot;TME&quot;)))))" office:value-type="string" office:string-value="TME" calcext:value-type="string">
            <text:p>TME</text:p>
          </table:table-cell>
          <table:table-cell table:style-name="ce150" table:formula="of:=IF([.G334]&lt;&gt;&quot;&quot;;MIN([.J334];[.M334];[.P334];[.T334];[.W334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4]*[.AC334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6]=&quot;Power board&quot;;[.B336]*2;[.B336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6]*[.AC336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7]*[.AC337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8]=&quot;Power board&quot;;[.B338]*2;[.B33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50" table:formula="of:=IF([.G338]&lt;&gt;&quot;&quot;;MIN([.J338];[.M338];[.P338];[.T338];[.W338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8]*[.AC338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0]=&quot;Power board&quot;;[.B340]*2;[.B34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4:.AD340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4]=&quot;Power board&quot;;[.B344]*2;[.B3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0" table:formula="of:=IF([.G344]&lt;&gt;&quot;&quot;;MIN([.J344];[.M344];[.P344];[.T344];[.W344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4]*[.AC344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5]*[.AC345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6]=&quot;Power board&quot;;[.B346]*2;[.B346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50" table:formula="of:=IF([.G346]&lt;&gt;&quot;&quot;;MIN([.J346];[.M346];[.P346];[.T346];[.W346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6]*[.AC346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4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Farnell" calcext:value-type="string">
            <text:p>Farnell</text:p>
          </table:table-cell>
          <table:table-cell table:style-name="ce151" table:formula="of:=IF([.G347]&lt;&gt;&quot;&quot;;MIN([.J347];[.M347];[.P347];[.T347];[.W347]);&quot;&quot;)" office:value-type="currency" office:currency="EUR" office:value="1.9" calcext:value-type="currency">
            <text:p>1,900 €</text:p>
          </table:table-cell>
          <table:table-cell table:style-name="ce144" table:formula="of:=[.G347]" office:value-type="float" office:value="2" calcext:value-type="float">
            <text:p>2</text:p>
          </table:table-cell>
          <table:table-cell table:style-name="ce163" table:formula="of:=[.AB347]*[.AC347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8]=&quot;Power board&quot;;[.B348]*2;[.B3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50" table:formula="of:=IF([.G348]&lt;&gt;&quot;&quot;;MIN([.J348];[.M348];[.P348];[.T348];[.W348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8]*[.AC348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9]=&quot;Power board&quot;;[.B349]*2;[.B3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0]=&quot;Power board&quot;; [.B350]*2;[.B350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0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3" table:formula="of:=[.G350]" office:value-type="float" office:value="2" calcext:value-type="float">
            <text:p>2</text:p>
          </table:table-cell>
          <table:table-cell table:style-name="ce163" table:formula="of:=[.AB350]*[.AC350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2" calcext:value-type="currency">
            <text:p>1,120 €</text:p>
          </table:table-cell>
          <table:table-cell table:style-name="ce144" table:formula="of:=[.G351]" office:value-type="float" office:value="1" calcext:value-type="float">
            <text:p>1</text:p>
          </table:table-cell>
          <table:table-cell table:style-name="ce163" table:formula="of:=[.AB351]*[.AC351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2]=&quot;Power board&quot;; [.B352]*2;[.B352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0" table:formula="of:=IF([.G352]&lt;&gt;&quot;&quot;;MIN([.J352];[.M352];[.P352];[.T352];[.W352]);&quot;&quot;)" office:value-type="currency" office:currency="EUR" office:value="1.14" calcext:value-type="currency">
            <text:p>1,140 €</text:p>
          </table:table-cell>
          <table:table-cell table:style-name="ce143" table:formula="of:=[.G352]" office:value-type="float" office:value="2" calcext:value-type="float">
            <text:p>2</text:p>
          </table:table-cell>
          <table:table-cell table:style-name="ce163" table:formula="of:=[.AB352]*[.AC352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3]=&quot;Power board&quot;; [.B353]*2;[.B353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51" table:formula="of:=IF([.G353]&lt;&gt;&quot;&quot;;MIN([.J353];[.M353];[.P353];[.T353];[.W353]);&quot;&quot;)" office:value-type="currency" office:currency="EUR" office:value="0.0097" calcext:value-type="currency">
            <text:p>0,010 €</text:p>
          </table:table-cell>
          <table:table-cell table:style-name="ce144" table:formula="of:=[.G353]" office:value-type="float" office:value="5" calcext:value-type="float">
            <text:p>5</text:p>
          </table:table-cell>
          <table:table-cell table:style-name="ce163" table:formula="of:=[.AB353]*[.AC353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4]=&quot;Power board&quot;;[.B354]*2;[.B35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6]=&quot;Power board&quot;;[.B356]*2;[.B35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7]=&quot;Power board&quot;;[.B357]*2;[.B3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8]=&quot;Power board&quot;; [.B358]*2;[.B358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9]=&quot;Power board&quot;;[.B359]*2;[.B359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4:.G359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60]=&quot;-&quot;; [.G360]=&quot;&quot;);&quot;&quot;;[.G360]*[.I360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0]=[.J360];&quot;Farnell&quot;; IF([.AB360]=[.M360]; &quot;Digikey&quot;; IF([.AB360]=[.P360]; &quot;Mouser&quot;; IF([.AB360]=[.T360]; &quot;RS&quot;; IF([.AB360]=[.W360]; &quot;TME&quot;)))))" office:value-type="string" office:string-value="TME" calcext:value-type="string">
            <text:p>TME</text:p>
          </table:table-cell>
          <table:table-cell table:style-name="ce150" table:formula="of:=IF([.G360]&lt;&gt;&quot;&quot;;MIN([.J360];[.M360];[.P360];[.T360];[.W360]);&quot;&quot;)" office:value-type="currency" office:currency="EUR" office:value="0.01322" calcext:value-type="currency">
            <text:p>0,013 €</text:p>
          </table:table-cell>
          <table:table-cell table:style-name="ce143" table:formula="of:=[.G360]" office:value-type="float" office:value="26" calcext:value-type="float">
            <text:p>26</text:p>
          </table:table-cell>
          <table:table-cell table:style-name="ce163" table:formula="of:=[.AB360]*[.AC360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2]=&quot;Power board&quot;; [.B362]*2;[.B362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2]=[.J362];&quot;Farnell&quot;; IF([.AB362]=[.M362]; &quot;Digikey&quot;; IF([.AB362]=[.P362]; &quot;Mouser&quot;; IF([.AB362]=[.T362]; &quot;RS&quot;; IF([.AB362]=[.W362]; &quot;TME&quot;)))))" office:value-type="string" office:string-value="TME" calcext:value-type="string">
            <text:p>TME</text:p>
          </table:table-cell>
          <table:table-cell table:style-name="ce150" table:formula="of:=IF([.G362]&lt;&gt;&quot;&quot;;MIN([.J362];[.M362];[.P362];[.T362];[.W362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2]*[.AC36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4]=&quot;Power board&quot;; [.B364]*2;[.B36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3:.G364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51" table:formula="of:=IF([.G365]&lt;&gt;&quot;&quot;;MIN([.J365];[.M365];[.P365];[.T365];[.W365]);&quot;&quot;)" office:value-type="currency" office:currency="EUR" office:value="0.0082" calcext:value-type="currency">
            <text:p>0,008 €</text:p>
          </table:table-cell>
          <table:table-cell table:style-name="ce144" table:formula="of:=[.G365]" office:value-type="float" office:value="3" calcext:value-type="float">
            <text:p>3</text:p>
          </table:table-cell>
          <table:table-cell table:style-name="ce163" table:formula="of:=[.AB365]*[.AC365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6" calcext:value-type="currency">
            <text:p>0,026 €</text:p>
          </table:table-cell>
          <table:table-cell table:style-name="ce144" table:formula="of:=[.G367]" office:value-type="float" office:value="2" calcext:value-type="float">
            <text:p>2</text:p>
          </table:table-cell>
          <table:table-cell table:style-name="ce163" table:formula="of:=[.AB367]*[.AC367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8]=&quot;Power board&quot;; [.B368]*2;[.B368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8]=[.J368];&quot;Farnell&quot;; IF([.AB368]=[.M368]; &quot;Digikey&quot;; IF([.AB368]=[.P368]; &quot;Mouser&quot;; IF([.AB368]=[.T368]; &quot;RS&quot;; IF([.AB368]=[.W368]; &quot;TME&quot;)))))" office:value-type="string" office:string-value="TME" calcext:value-type="string">
            <text:p>TME</text:p>
          </table:table-cell>
          <table:table-cell table:style-name="ce150" table:formula="of:=IF([.G368]&lt;&gt;&quot;&quot;;MIN([.J368];[.M368];[.P368];[.T368];[.W368]);&quot;&quot;)" office:value-type="currency" office:currency="EUR" office:value="0.02586" calcext:value-type="currency">
            <text:p>0,026 €</text:p>
          </table:table-cell>
          <table:table-cell table:style-name="ce143" table:formula="of:=[.G368]" office:value-type="float" office:value="4" calcext:value-type="float">
            <text:p>4</text:p>
          </table:table-cell>
          <table:table-cell table:style-name="ce163" table:formula="of:=[.AB368]*[.AC368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9]=&quot;Power board&quot;; [.B369]*2;[.B369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0]=&quot;Power board&quot;; [.B370]*2;[.B37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1]=&quot;Power board&quot;; [.B371]*2;[.B371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2]=&quot;Power board&quot;; [.B372]*2;[.B372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9:.G372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51" table:formula="of:=IF([.G373]&lt;&gt;&quot;&quot;;MIN([.J373];[.M373];[.P373];[.T373];[.W373]);&quot;&quot;)" office:value-type="currency" office:currency="EUR" office:value="0.01854" calcext:value-type="currency">
            <text:p>0,019 €</text:p>
          </table:table-cell>
          <table:table-cell table:style-name="ce144" table:formula="of:=[.G373]" office:value-type="float" office:value="21" calcext:value-type="float">
            <text:p>21</text:p>
          </table:table-cell>
          <table:table-cell table:style-name="ce163" table:formula="of:=[.AB373]*[.AC373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5]=&quot;Power board&quot;; [.B375]*2;[.B3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6]=&quot;Power board&quot;; [.B376]*2;[.B376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5:.G376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51" table:formula="of:=IF([.G377]&lt;&gt;&quot;&quot;;MIN([.J377];[.M377];[.P377];[.T377];[.W377]);&quot;&quot;)" office:value-type="currency" office:currency="EUR" office:value="0.01268" calcext:value-type="currency">
            <text:p>0,013 €</text:p>
          </table:table-cell>
          <table:table-cell table:style-name="ce144" table:formula="of:=[.G377]" office:value-type="float" office:value="9" calcext:value-type="float">
            <text:p>9</text:p>
          </table:table-cell>
          <table:table-cell table:style-name="ce163" table:formula="of:=[.AB377]*[.AC377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9]=&quot;Power board&quot;; [.B379]*2;[.B379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1558" calcext:value-type="currency">
            <text:p>0,156 €</text:p>
          </table:table-cell>
          <table:table-cell table:style-name="ce144" table:formula="of:=[.G379]" office:value-type="float" office:value="2" calcext:value-type="float">
            <text:p>2</text:p>
          </table:table-cell>
          <table:table-cell table:style-name="ce163" table:formula="of:=[.AB379]*[.AC379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0]=&quot;Power board&quot;; [.B380]*2;[.B380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0" table:formula="of:=IF([.G380]&lt;&gt;&quot;&quot;;MIN([.J380];[.M380];[.P380];[.T380];[.W380]);&quot;&quot;)" office:value-type="currency" office:currency="EUR" office:value="0.3094" calcext:value-type="currency">
            <text:p>0,309 €</text:p>
          </table:table-cell>
          <table:table-cell table:style-name="ce143" table:formula="of:=[.G380]" office:value-type="float" office:value="5" calcext:value-type="float">
            <text:p>5</text:p>
          </table:table-cell>
          <table:table-cell table:style-name="ce163" table:formula="of:=[.AB380]*[.AC380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1]=&quot;Power board&quot;; [.B381]*2;[.B381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1868" calcext:value-type="currency">
            <text:p>0,187 €</text:p>
          </table:table-cell>
          <table:table-cell table:style-name="ce144" table:formula="of:=[.G381]" office:value-type="float" office:value="5" calcext:value-type="float">
            <text:p>5</text:p>
          </table:table-cell>
          <table:table-cell table:style-name="ce163" table:formula="of:=[.AB381]*[.AC381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2]=&quot;Power board&quot;; [.B382]*2;[.B382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50" table:formula="of:=IF([.G382]&lt;&gt;&quot;&quot;;MIN([.J382];[.M382];[.P382];[.T382];[.W382]);&quot;&quot;)" office:value-type="currency" office:currency="EUR" office:value="0.057" calcext:value-type="currency">
            <text:p>0,057 €</text:p>
          </table:table-cell>
          <table:table-cell table:style-name="ce143" table:formula="of:=[.G382]" office:value-type="float" office:value="8" calcext:value-type="float">
            <text:p>8</text:p>
          </table:table-cell>
          <table:table-cell table:style-name="ce163" table:formula="of:=[.AB382]*[.AC382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Farnell" calcext:value-type="string">
            <text:p>Farnell</text:p>
          </table:table-cell>
          <table:table-cell table:style-name="ce151" table:formula="of:=IF([.G383]&lt;&gt;&quot;&quot;;MIN([.J383];[.M383];[.P383];[.T383];[.W383]);&quot;&quot;)" office:value-type="currency" office:currency="EUR" office:value="0" calcext:value-type="currency">
            <text:p>0,000 €</text:p>
          </table:table-cell>
          <table:table-cell table:style-name="ce144" table:formula="of:=[.G383]" office:value-type="float" office:value="4" calcext:value-type="float">
            <text:p>4</text:p>
          </table:table-cell>
          <table:table-cell table:style-name="ce163" table:formula="of:=[.AB383]*[.AC383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4]=&quot;Power board&quot;; [.B384]*2;[.B384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0" table:formula="of:=IF([.G384]&lt;&gt;&quot;&quot;;MIN([.J384];[.M384];[.P384];[.T384];[.W384]);&quot;&quot;)" office:value-type="currency" office:currency="EUR" office:value="0.331" calcext:value-type="currency">
            <text:p>0,331 €</text:p>
          </table:table-cell>
          <table:table-cell table:style-name="ce143" table:formula="of:=[.G384]" office:value-type="float" office:value="12" calcext:value-type="float">
            <text:p>12</text:p>
          </table:table-cell>
          <table:table-cell table:style-name="ce163" table:formula="of:=[.AB384]*[.AC384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5]=&quot;Power board&quot;; [.B385]*2;[.B385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486-1084-ND</text:p>
          </table:table-cell>
          <table:table-cell table:style-name="ce93" office:value-type="float" office:value="13.08" calcext:value-type="float">
            <text:p>13,0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93-4304.6090 </text:p>
          </table:table-cell>
          <table:table-cell table:style-name="ce93" office:value-type="float" office:value="11.76" calcext:value-type="float">
            <text:p>11,7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67-7308</text:p>
          </table:table-cell>
          <table:table-cell table:style-name="ce64" office:value-type="string" calcext:value-type="string">
            <text:p>4304.6090</text:p>
          </table:table-cell>
          <table:table-cell table:style-name="ce93" office:value-type="float" office:value="9.05" calcext:value-type="float">
            <text:p>9,05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3.594" calcext:value-type="currency">
            <text:p>3,594 €</text:p>
          </table:table-cell>
          <table:table-cell table:style-name="ce144" table:formula="of:=[.G385]" office:value-type="float" office:value="1" calcext:value-type="float">
            <text:p>1</text:p>
          </table:table-cell>
          <table:table-cell table:style-name="ce163" table:formula="of:=[.AB385]*[.AC385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6]=&quot;Power board&quot;; [.B386]*2;[.B386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0" table:formula="of:=IF([.G386]&lt;&gt;&quot;&quot;;MIN([.J386];[.M386];[.P386];[.T386];[.W386]);&quot;&quot;)" office:value-type="currency" office:currency="EUR" office:value="0.0946" calcext:value-type="currency">
            <text:p>0,095 €</text:p>
          </table:table-cell>
          <table:table-cell table:style-name="ce143" table:formula="of:=[.G386]" office:value-type="float" office:value="2" calcext:value-type="float">
            <text:p>2</text:p>
          </table:table-cell>
          <table:table-cell table:style-name="ce163" table:formula="of:=[.AB386]*[.AC386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0.0939" calcext:value-type="currency">
            <text:p>0,094 €</text:p>
          </table:table-cell>
          <table:table-cell table:style-name="ce144" table:formula="of:=[.G387]" office:value-type="float" office:value="0" calcext:value-type="float">
            <text:p>0</text:p>
          </table:table-cell>
          <table:table-cell table:style-name="ce163" table:formula="of:=[.AB387]*[.AC38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8]=&quot;Power board&quot;; [.B388]*2;[.B388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0" table:formula="of:=IF([.G388]&lt;&gt;&quot;&quot;;MIN([.J388];[.M388];[.P388];[.T388];[.W388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8]*[.AC388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89]*[.AC389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0]=&quot;Power board&quot;; [.B390]*2;[.B390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0" table:formula="of:=IF([.G390]&lt;&gt;&quot;&quot;;MIN([.J390];[.M390];[.P390];[.T390];[.W390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0]*[.AC390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1]*[.AC391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2]=&quot;Power board&quot;; [.B392]*2;[.B392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2]=[.J392];&quot;Farnell&quot;; IF([.AB392]=[.M392]; &quot;Digikey&quot;; IF([.AB392]=[.P392]; &quot;Mouser&quot;; IF([.AB392]=[.T392]; &quot;RS&quot;; IF([.AB392]=[.W392]; &quot;TME&quot;)))))" office:value-type="string" office:string-value="TME" calcext:value-type="string">
            <text:p>TME</text:p>
          </table:table-cell>
          <table:table-cell table:style-name="ce150" table:formula="of:=IF([.G392]&lt;&gt;&quot;&quot;;MIN([.J392];[.M392];[.P392];[.T392];[.W392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2]*[.AC392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50:.AD388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6]=&quot;Power board&quot;;[.B396]*2;[.B396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6]=[.J396];&quot;Farnell&quot;; IF([.AB396]=[.M396]; &quot;Digikey&quot;; IF([.AB396]=[.P396]; &quot;Mouser&quot;; IF([.AB396]=[.T396]; &quot;RS&quot;; IF([.AB396]=[.W396]; &quot;TME&quot;)))))" office:value-type="string" office:string-value="Mouser" calcext:value-type="string">
            <text:p>Mouser</text:p>
          </table:table-cell>
          <table:table-cell table:style-name="ce150" table:formula="of:=IF([.G396]&lt;&gt;&quot;&quot;;MIN([.J396];[.M396];[.P396];[.T396];[.W396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6]*[.AC396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7]=&quot;Power board&quot;;[.B397]*2;[.B397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7]*[.AC397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8]=&quot;Power board&quot;;[.B398]*2;[.B398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8]=[.J398];&quot;Farnell&quot;; IF([.AB398]=[.M398]; &quot;Digikey&quot;; IF([.AB398]=[.P398]; &quot;Mouser&quot;; IF([.AB398]=[.T398]; &quot;RS&quot;; IF([.AB398]=[.W398]; &quot;TME&quot;)))))" office:value-type="string" office:string-value="TME" calcext:value-type="string">
            <text:p>TME</text:p>
          </table:table-cell>
          <table:table-cell table:style-name="ce150" table:formula="of:=IF([.G398]&lt;&gt;&quot;&quot;;MIN([.J398];[.M398];[.P398];[.T398];[.W398]);&quot;&quot;)" office:value-type="currency" office:currency="EUR" office:value="0.132" calcext:value-type="currency">
            <text:p>0,132 €</text:p>
          </table:table-cell>
          <table:table-cell table:style-name="ce143" table:formula="of:=[.G398]" office:value-type="float" office:value="2" calcext:value-type="float">
            <text:p>2</text:p>
          </table:table-cell>
          <table:table-cell table:style-name="ce163" table:formula="of:=[.AB398]*[.AC398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RS" calcext:value-type="string">
            <text:p>RS</text:p>
          </table:table-cell>
          <table:table-cell table:style-name="ce151" table:formula="of:=IF([.G399]&lt;&gt;&quot;&quot;;MIN([.J399];[.M399];[.P399];[.T399];[.W399]);&quot;&quot;)" office:value-type="currency" office:currency="EUR" office:value="0.188" calcext:value-type="currency">
            <text:p>0,188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3" table:formula="of:=[.AB399]*[.AC399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0]=&quot;Power board&quot;;[.B400]*2;[.B400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0" table:formula="of:=IF([.G400]&lt;&gt;&quot;&quot;;MIN([.J400];[.M400];[.P400];[.T400];[.W400]);&quot;&quot;)" office:value-type="currency" office:currency="EUR" office:value="0.0504" calcext:value-type="currency">
            <text:p>0,050 €</text:p>
          </table:table-cell>
          <table:table-cell table:style-name="ce143" table:formula="of:=[.G400]" office:value-type="float" office:value="1" calcext:value-type="float">
            <text:p>1</text:p>
          </table:table-cell>
          <table:table-cell table:style-name="ce163" table:formula="of:=[.AB400]*[.AC400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1]=&quot;Power board&quot;;[.B401]*2;[.B401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48" calcext:value-type="currency">
            <text:p>0,048 €</text:p>
          </table:table-cell>
          <table:table-cell table:style-name="ce144" table:formula="of:=[.G401]" office:value-type="float" office:value="1" calcext:value-type="float">
            <text:p>1</text:p>
          </table:table-cell>
          <table:table-cell table:style-name="ce163" table:formula="of:=[.AB401]*[.AC401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2]=&quot;Power board&quot;;[.B402]*2;[.B402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0" table:formula="of:=IF([.G402]&lt;&gt;&quot;&quot;;MIN([.J402];[.M402];[.P402];[.T402];[.W402]);&quot;&quot;)" office:value-type="currency" office:currency="EUR" office:value="0.08659" calcext:value-type="currency">
            <text:p>0,087 €</text:p>
          </table:table-cell>
          <table:table-cell table:style-name="ce143" table:formula="of:=[.G402]" office:value-type="float" office:value="2" calcext:value-type="float">
            <text:p>2</text:p>
          </table:table-cell>
          <table:table-cell table:style-name="ce163" table:formula="of:=[.AB402]*[.AC402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51" table:formula="of:=IF([.G403]&lt;&gt;&quot;&quot;;MIN([.J403];[.M403];[.P403];[.T403];[.W403]);&quot;&quot;)" office:value-type="currency" office:currency="EUR" office:value="0.035" calcext:value-type="currency">
            <text:p>0,035 €</text:p>
          </table:table-cell>
          <table:table-cell table:style-name="ce144" table:formula="of:=[.G403]" office:value-type="float" office:value="1" calcext:value-type="float">
            <text:p>1</text:p>
          </table:table-cell>
          <table:table-cell table:style-name="ce163" table:formula="of:=[.AB403]*[.AC403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4]=&quot;Power board&quot;;[.B404]*2;[.B404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5]=&quot;Power board&quot;;[.B405]*2;[.B40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6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4:.G405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6]=[.J406];&quot;Farnell&quot;; IF([.AB406]=[.M406]; &quot;Digikey&quot;; IF([.AB406]=[.P406]; &quot;Mouser&quot;; IF([.AB406]=[.T406]; &quot;RS&quot;; IF([.AB406]=[.W406]; &quot;TME&quot;)))))" office:value-type="string" office:string-value="TME" calcext:value-type="string">
            <text:p>TME</text:p>
          </table:table-cell>
          <table:table-cell table:style-name="ce150" table:formula="of:=IF([.G406]&lt;&gt;&quot;&quot;;MIN([.J406];[.M406];[.P406];[.T406];[.W406]);&quot;&quot;)" office:value-type="currency" office:currency="EUR" office:value="0.0742" calcext:value-type="currency">
            <text:p>0,074 €</text:p>
          </table:table-cell>
          <table:table-cell table:style-name="ce143" table:formula="of:=[.G406]" office:value-type="float" office:value="11" calcext:value-type="float">
            <text:p>11</text:p>
          </table:table-cell>
          <table:table-cell table:style-name="ce163" table:formula="of:=[.AB406]*[.AC406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08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09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8:.G409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0]=[.J410];&quot;Farnell&quot;; IF([.AB410]=[.M410]; &quot;Digikey&quot;; IF([.AB410]=[.P410]; &quot;Mouser&quot;; IF([.AB410]=[.T410]; &quot;RS&quot;; IF([.AB410]=[.W410]; &quot;TME&quot;)))))" office:value-type="string" office:string-value="Farnell" calcext:value-type="string">
            <text:p>Farnell</text:p>
          </table:table-cell>
          <table:table-cell table:style-name="ce150" table:formula="of:=IF([.G410]&lt;&gt;&quot;&quot;;MIN([.J410];[.M410];[.P410];[.T410];[.W410]);&quot;&quot;)" office:value-type="currency" office:currency="EUR" office:value="0.0299" calcext:value-type="currency">
            <text:p>0,030 €</text:p>
          </table:table-cell>
          <table:table-cell table:style-name="ce143" table:formula="of:=[.G410]" office:value-type="float" office:value="5" calcext:value-type="float">
            <text:p>5</text:p>
          </table:table-cell>
          <table:table-cell table:style-name="ce163" table:formula="of:=[.AB410]*[.AC410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6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2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0" table:formula="of:=IF([.G412]&lt;&gt;&quot;&quot;;MIN([.J412];[.M412];[.P412];[.T412];[.W412]);&quot;&quot;)" office:value-type="currency" office:currency="EUR" office:value="0.02696" calcext:value-type="currency">
            <text:p>0,027 €</text:p>
          </table:table-cell>
          <table:table-cell table:style-name="ce143" table:formula="of:=[.G412]" office:value-type="float" office:value="21" calcext:value-type="float">
            <text:p>21</text:p>
          </table:table-cell>
          <table:table-cell table:style-name="ce163" table:formula="of:=[.AB412]*[.AC412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3]=&quot;Power board&quot;;[.B413]*2;[.B413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3]=[.J413];&quot;Farnell&quot;; IF([.AB413]=[.M413]; &quot;Digikey&quot;; IF([.AB413]=[.P413]; &quot;Mouser&quot;; IF([.AB413]=[.T413]; &quot;RS&quot;; IF([.AB413]=[.W413]; &quot;TME&quot;)))))" office:value-type="string" office:string-value="TME" calcext:value-type="string">
            <text:p>TME</text:p>
          </table:table-cell>
          <table:table-cell table:style-name="ce151" table:formula="of:=IF([.G413]&lt;&gt;&quot;&quot;;MIN([.J413];[.M413];[.P413];[.T413];[.W413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3]*[.AC413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5]=&quot;Power board&quot;;[.B415]*2;[.B41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6]=&quot;Power board&quot;;[.B416]*2;[.B41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17]=&quot;Power board&quot;;[.B417]*2;[.B41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4:.G417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8]=[.J418];&quot;Farnell&quot;; IF([.AB418]=[.M418]; &quot;Digikey&quot;; IF([.AB418]=[.P418]; &quot;Mouser&quot;; IF([.AB418]=[.T418]; &quot;RS&quot;; IF([.AB418]=[.W418]; &quot;TME&quot;)))))" office:value-type="string" office:string-value="TME" calcext:value-type="string">
            <text:p>TME</text:p>
          </table:table-cell>
          <table:table-cell table:style-name="ce150" table:formula="of:=IF([.G418]&lt;&gt;&quot;&quot;;MIN([.J418];[.M418];[.P418];[.T418];[.W418]);&quot;&quot;)" office:value-type="currency" office:currency="EUR" office:value="0.0469" calcext:value-type="currency">
            <text:p>0,047 €</text:p>
          </table:table-cell>
          <table:table-cell table:style-name="ce143" table:formula="of:=[.G418]" office:value-type="float" office:value="6" calcext:value-type="float">
            <text:p>6</text:p>
          </table:table-cell>
          <table:table-cell table:style-name="ce163" table:formula="of:=[.AB418]*[.AC418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9]=&quot;Power board&quot;;[.B419]*2;[.B4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0]=&quot;Power board&quot;;[.B420]*2;[.B420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19:.G420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1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1]=[.J421];&quot;Farnell&quot;; IF([.AB421]=[.M421]; &quot;Digikey&quot;; IF([.AB421]=[.P421]; &quot;Mouser&quot;; IF([.AB421]=[.T421]; &quot;RS&quot;; IF([.AB421]=[.W421]; &quot;TME&quot;)))))" office:value-type="string" office:string-value="TME" calcext:value-type="string">
            <text:p>TME</text:p>
          </table:table-cell>
          <table:table-cell table:style-name="ce151" table:formula="of:=IF([.G419]&lt;&gt;&quot;&quot;;MIN([.J421];[.M421];[.P421];[.T421];[.W421]);&quot;&quot;)" office:value-type="currency" office:currency="EUR" office:value="0.02337" calcext:value-type="currency">
            <text:p>0,023 €</text:p>
          </table:table-cell>
          <table:table-cell table:style-name="ce144" table:formula="of:=[.G421]" office:value-type="float" office:value="6" calcext:value-type="float">
            <text:p>6</text:p>
          </table:table-cell>
          <table:table-cell table:style-name="ce163" table:formula="of:=[.AB421]*[.AC421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3]=&quot;Power board&quot;;[.B423]*2;[.B4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4]=&quot;Power board&quot;;[.B424]*2;[.B42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3:.G424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5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TME" calcext:value-type="string">
            <text:p>TME</text:p>
          </table:table-cell>
          <table:table-cell table:style-name="ce151" table:formula="of:=IF([.G425]&lt;&gt;&quot;&quot;;MIN([.J425];[.M425];[.P425];[.T425];[.W425]);&quot;&quot;)" office:value-type="currency" office:currency="EUR" office:value="0.03609" calcext:value-type="currency">
            <text:p>0,036 €</text:p>
          </table:table-cell>
          <table:table-cell table:style-name="ce144" table:formula="of:=[.G425]" office:value-type="float" office:value="5" calcext:value-type="float">
            <text:p>5</text:p>
          </table:table-cell>
          <table:table-cell table:style-name="ce163" table:formula="of:=[.AB425]*[.AC425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7]=&quot;Power board&quot;;[.B427]*2;[.B427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27]=[.J427];&quot;Farnell&quot;; IF([.AB427]=[.M427]; &quot;Digikey&quot;; IF([.AB427]=[.P427]; &quot;Mouser&quot;; IF([.AB427]=[.T427]; &quot;RS&quot;; IF([.AB427]=[.W427]; &quot;TME&quot;)))))" office:value-type="string" office:string-value="Farnell" calcext:value-type="string">
            <text:p>Farnell</text:p>
          </table:table-cell>
          <table:table-cell table:style-name="ce151" table:formula="of:=IF([.G427]&lt;&gt;&quot;&quot;;MIN([.J427];[.M427];[.P427];[.T427];[.W427]);&quot;&quot;)" office:value-type="currency" office:currency="EUR" office:value="1.12" calcext:value-type="currency">
            <text:p>1,120 €</text:p>
          </table:table-cell>
          <table:table-cell table:style-name="ce144" table:formula="of:=[.G427]" office:value-type="float" office:value="1" calcext:value-type="float">
            <text:p>1</text:p>
          </table:table-cell>
          <table:table-cell table:style-name="ce163" table:formula="of:=[.AB427]*[.AC427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8]=&quot;Power board&quot;;[.B428]*2;[.B428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0]=&quot;Power board&quot;;[.B430]*2;[.B430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1]=&quot;Power board&quot;;[.B431]*2;[.B431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28:.G431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2]=[.J432];&quot;Farnell&quot;; IF([.AB432]=[.M432]; &quot;Digikey&quot;; IF([.AB432]=[.P432]; &quot;Mouser&quot;; IF([.AB432]=[.T432]; &quot;RS&quot;; IF([.AB432]=[.W432]; &quot;TME&quot;)))))" office:value-type="string" office:string-value="Farnell" calcext:value-type="string">
            <text:p>Farnell</text:p>
          </table:table-cell>
          <table:table-cell table:style-name="ce150" table:formula="of:=IF([.G432]&lt;&gt;&quot;&quot;;MIN([.J432];[.M432];[.P432];[.T432];[.W432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2]*[.AC432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4]=&quot;Power board&quot;;[.B434]*2;[.B434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6]=&quot;Power board&quot;;[.B436]*2;[.B436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7]=&quot;Power board&quot;;[.B437]*2;[.B437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4:.G437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8]=[.J438];&quot;Farnell&quot;; IF([.AB438]=[.M438]; &quot;Digikey&quot;; IF([.AB438]=[.P438]; &quot;Mouser&quot;; IF([.AB438]=[.T438]; &quot;RS&quot;; IF([.AB438]=[.W438]; &quot;TME&quot;)))))" office:value-type="string" office:string-value="Farnell" calcext:value-type="string">
            <text:p>Farnell</text:p>
          </table:table-cell>
          <table:table-cell table:style-name="ce150" table:formula="of:=IF([.G438]&lt;&gt;&quot;&quot;;MIN([.J438];[.M438];[.P438];[.T438];[.W438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8]*[.AC438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0]=&quot;Power board&quot;;[.B440]*2;[.B440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1]=&quot;Power board&quot;;[.B441]*2;[.B441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0:.G441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2]=[.J442];&quot;Farnell&quot;; IF([.AB442]=[.M442]; &quot;Digikey&quot;; IF([.AB442]=[.P442]; &quot;Mouser&quot;; IF([.AB442]=[.T442]; &quot;RS&quot;; IF([.AB442]=[.W442]; &quot;TME&quot;)))))" office:value-type="string" office:string-value="TME" calcext:value-type="string">
            <text:p>TME</text:p>
          </table:table-cell>
          <table:table-cell table:style-name="ce150" table:formula="of:=IF([.G442]&lt;&gt;&quot;&quot;;MIN([.J442];[.M442];[.P442];[.T442];[.W442]);&quot;&quot;)" office:value-type="currency" office:currency="EUR" office:value="0.34" calcext:value-type="currency">
            <text:p>0,340 €</text:p>
          </table:table-cell>
          <table:table-cell table:style-name="ce143" table:formula="of:=[.G442]" office:value-type="float" office:value="0.75" calcext:value-type="float">
            <text:p>1</text:p>
          </table:table-cell>
          <table:table-cell table:style-name="ce163" table:formula="of:=[.AB442]*[.AC442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4]=&quot;Power board&quot;;[.B444]*2;[.B444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5]=&quot;Power board&quot;;[.B445]*2;[.B445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4:.G445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6]=[.J446];&quot;Farnell&quot;; IF([.AB446]=[.M446]; &quot;Digikey&quot;; IF([.AB446]=[.P446]; &quot;Mouser&quot;; IF([.AB446]=[.T446]; &quot;RS&quot;; IF([.AB446]=[.W446]; &quot;TME&quot;)))))" office:value-type="string" office:string-value="TME" calcext:value-type="string">
            <text:p>TME</text:p>
          </table:table-cell>
          <table:table-cell table:style-name="ce150" table:formula="of:=IF([.G446]&lt;&gt;&quot;&quot;;MIN([.J446];[.M446];[.P446];[.T446];[.W446]);&quot;&quot;)" office:value-type="currency" office:currency="EUR" office:value="0.34" calcext:value-type="currency">
            <text:p>0,340 €</text:p>
          </table:table-cell>
          <table:table-cell table:style-name="ce143" table:formula="of:=[.G446]" office:value-type="float" office:value="0.75" calcext:value-type="float">
            <text:p>1</text:p>
          </table:table-cell>
          <table:table-cell table:style-name="ce163" table:formula="of:=[.AB446]*[.AC446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8]=&quot;Power board&quot;;[.B448]*2;[.B448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0]=&quot;Power board&quot;;[.B450]*2;[.B450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2]=&quot;Power board&quot;;[.B452]*2;[.B452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6"/>
          <table:table-cell office:value-type="float" office:value="0.115" calcext:value-type="float">
            <text:p>0,1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3]=&quot;Power board&quot;;[.B453]*2;[.B453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4]=&quot;Power board&quot;;[.B454]*2;[.B454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48:.G454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5]=[.J455];&quot;Farnell&quot;; IF([.AB455]=[.M455]; &quot;Digikey&quot;; IF([.AB455]=[.P455]; &quot;Mouser&quot;; IF([.AB455]=[.T455]; &quot;RS&quot;; IF([.AB455]=[.W455]; &quot;TME&quot;)))))" office:value-type="string" office:string-value="TME" calcext:value-type="string">
            <text:p>TME</text:p>
          </table:table-cell>
          <table:table-cell table:style-name="ce151" table:formula="of:=IF([.G455]&lt;&gt;&quot;&quot;;MIN([.J455];[.M455];[.P455];[.T455];[.W455]);&quot;&quot;)" office:value-type="currency" office:currency="EUR" office:value="0.34" calcext:value-type="currency">
            <text:p>0,340 €</text:p>
          </table:table-cell>
          <table:table-cell table:style-name="ce144" table:formula="of:=[.G455]" office:value-type="float" office:value="1.605" calcext:value-type="float">
            <text:p>2</text:p>
          </table:table-cell>
          <table:table-cell table:style-name="ce163" table:formula="of:=[.AB455]*[.AC455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6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57]=&quot;Power board&quot;;[.B457]*2;[.B457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1" table:formula="of:=IF([.G457]&lt;&gt;&quot;&quot;;MIN([.J457];[.M457];[.P457];[.T457];[.W457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57]*[.AC457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58]=&quot;Power board&quot;;[.B458]*2;[.B458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58]=[.J458];&quot;Farnell&quot;; IF([.AB458]=[.M458]; &quot;Digikey&quot;; IF([.AB458]=[.P458]; &quot;Mouser&quot;; IF([.AB458]=[.T458]; &quot;RS&quot;; IF([.AB458]=[.W458]; &quot;TME&quot;)))))" office:value-type="string" office:string-value="Farnell" calcext:value-type="string">
            <text:p>Farnell</text:p>
          </table:table-cell>
          <table:table-cell table:style-name="ce150" table:formula="of:=IF([.G458]&lt;&gt;&quot;&quot;;MIN([.J458];[.M458];[.P458];[.T458];[.W458]);&quot;&quot;)" office:value-type="currency" office:currency="EUR" office:value="0" calcext:value-type="currency">
            <text:p>0,000 €</text:p>
          </table:table-cell>
          <table:table-cell table:style-name="ce143" table:formula="of:=[.G458]" office:value-type="float" office:value="1" calcext:value-type="float">
            <text:p>1</text:p>
          </table:table-cell>
          <table:table-cell table:style-name="ce163" table:formula="of:=[.AB458]*[.AC45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59]=&quot;Power board&quot;;[.B459]*2;[.B459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59]=[.J459];&quot;Farnell&quot;; IF([.AB459]=[.M459]; &quot;Digikey&quot;; IF([.AB459]=[.P459]; &quot;Mouser&quot;; IF([.AB459]=[.T459]; &quot;RS&quot;; IF([.AB459]=[.W459]; &quot;TME&quot;)))))" office:value-type="string" office:string-value="TME" calcext:value-type="string">
            <text:p>TME</text:p>
          </table:table-cell>
          <table:table-cell table:style-name="ce151" table:formula="of:=IF([.G459]&lt;&gt;&quot;&quot;;MIN([.J459];[.M459];[.P459];[.T459];[.W459]);&quot;&quot;)" office:value-type="currency" office:currency="EUR" office:value="1.04" calcext:value-type="currency">
            <text:p>1,040 €</text:p>
          </table:table-cell>
          <table:table-cell table:style-name="ce144" table:formula="of:=[.G459]" office:value-type="float" office:value="1" calcext:value-type="float">
            <text:p>1</text:p>
          </table:table-cell>
          <table:table-cell table:style-name="ce163" table:formula="of:=[.AB459]*[.AC459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396:.AD459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5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8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1]+[.AD393]+[.AD460]" office:value-type="currency" office:currency="EUR" office:value="289.45859" calcext:value-type="currency">
            <text:p>289,46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19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19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4:.AD466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2]+[.AD467]" office:value-type="currency" office:currency="EUR" office:value="410.45859" calcext:value-type="currency">
            <text:p>410,46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19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0" table:number-rows-repeated="268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70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.00.0000</text:date>, <text:time style:data-style-name="N2" text:time-value="09:22:10.0851810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6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7T09:26:07.993976780</dc:date>
    <meta:editing-cycles>1740</meta:editing-cycles>
    <meta:editing-duration>P12DT4H16M17S</meta:editing-duration>
    <meta:generator>LibreOffice/5.2.3.3$Linux_X86_64 LibreOffice_project/d54a8868f08a7b39642414cf2c8ef2f228f780cf</meta:generator>
    <meta:document-statistic meta:table-count="1" meta:cell-count="637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